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5pt"/>
    </style:style>
    <style:style style:name="co2" style:family="table-column">
      <style:table-column-properties fo:break-before="auto" style:column-width="256.05pt"/>
    </style:style>
    <style:style style:name="co3" style:family="table-column">
      <style:table-column-properties fo:break-before="auto" style:column-width="59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d0cec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a6a6a6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d0cece" style:rotation-align="none"/>
    </style:style>
    <style:style style:name="ce5" style:family="table-cell" style:parent-style-name="Default">
      <style:table-cell-properties fo:background-color="#a6a6a6" style:rotation-align="none"/>
    </style:style>
    <style:style style:name="ce6" style:family="table-cell" style:parent-style-name="Default">
      <style:table-cell-properties fo:background-color="#cccccc" fo:wrap-option="wrap"/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99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Trond</text:p>
          </table:table-cell>
          <table:table-cell table:style-name="ce4" office:value-type="string" calcext:value-type="string">
            <text:p>Sandbakkvegen 93, 7020 Heimdal</text:p>
          </table:table-cell>
          <table:table-cell office:value-type="string" calcext:value-type="string">
            <text:p>Pos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ilde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office:value-type="string" calcext:value-type="string">
            <text:p>Hilde</text:p>
          </table:table-cell>
          <table:table-cell table:style-name="ce2" office:value-type="string" calcext:value-type="string">
            <text:p>Kleiverveien 3, 3440 Røyken</text:p>
          </table:table-cell>
          <table:table-cell office:value-type="string" calcext:value-type="string">
            <text:p>Pos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an-Erik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Mia</text:p>
          </table:table-cell>
          <table:table-cell table:style-name="ce4" office:value-type="string" calcext:value-type="string">
            <text:p>Skoglundveien 2, 3480 Filtvet</text:p>
          </table:table-cell>
          <table:table-cell office:value-type="string" calcext:value-type="string">
            <text:p>Pos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men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office:value-type="string" calcext:value-type="string">
            <text:p>Tina</text:p>
          </table:table-cell>
          <table:table-cell table:style-name="ce5" office:value-type="string" calcext:value-type="string">
            <text:p>Sandbakkvegen 93, 7020 Heimdal</text:p>
          </table:table-cell>
          <table:table-cell office:value-type="string" calcext:value-type="string">
            <text:p>Pos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din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 calcext:value-type="string">
            <text:p>Sandra</text:p>
          </table:table-cell>
          <table:table-cell table:style-name="ce4" office:value-type="string" calcext:value-type="string">
            <text:p>Tordisvei 13, 3022 Tønsberg</text:p>
          </table:table-cell>
          <table:table-cell office:value-type="string" calcext:value-type="string">
            <text:p>Pos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vein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3" office:value-type="string" calcext:value-type="string">
            <text:p>Julia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ans</text:p>
          </table:table-cell>
          <table:table-cell table:style-name="ce4"/>
          <table:table-cell office:value-type="string" calcext:value-type="string">
            <text:p>Pos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jermund</text:p>
          </table:table-cell>
          <table:table-cell table:style-name="ce5" office:value-type="string" calcext:value-type="string">
            <text:p>Alstadhaug terrasse 18, 3440 Røyken</text:p>
          </table:table-cell>
          <table:table-cell office:value-type="string" calcext:value-type="string">
            <text:p>Pos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ebjørn</text:p>
          </table:table-cell>
          <table:table-cell table:style-name="ce4"/>
          <table:table-cell office:value-type="string" calcext:value-type="string">
            <text:p>Pos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lf</text:p>
          </table:table-cell>
          <table:table-cell table:style-name="ce5" office:value-type="string" calcext:value-type="string">
            <text:p>Grandveien 589, 7130 Brekstad</text:p>
          </table:table-cell>
          <table:table-cell office:value-type="string" calcext:value-type="string">
            <text:p>Pos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urid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 calcext:value-type="string">
            <text:p>Hege</text:p>
          </table:table-cell>
          <table:table-cell table:style-name="ce4" office:value-type="string" calcext:value-type="string">
            <text:p>Hestehoven 5A, 3490 Klokkarstua</text:p>
          </table:table-cell>
          <table:table-cell office:value-type="string" calcext:value-type="string">
            <text:p>Pos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rik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Astri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office:value-type="string" calcext:value-type="string">
            <text:p>Gunn</text:p>
          </table:table-cell>
          <table:table-cell table:style-name="ce5" office:value-type="string" calcext:value-type="string">
            <text:p>Sørvikveien 44, 7165 Oksvoll</text:p>
          </table:table-cell>
          <table:table-cell office:value-type="string" calcext:value-type="string">
            <text:p>Pos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ne</text:p>
          </table:table-cell>
          <table:table-cell table:style-name="ce4"/>
          <table:table-cell office:value-type="string" calcext:value-type="string">
            <text:p>Pos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rgunn</text:p>
          </table:table-cell>
          <table:table-cell table:style-name="ce5"/>
          <table:table-cell office:value-type="string" calcext:value-type="string">
            <text:p>Pos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etil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 calcext:value-type="string">
            <text:p>Ragnhild</text:p>
          </table:table-cell>
          <table:table-cell table:style-name="ce4" office:value-type="string" calcext:value-type="string">
            <text:p>Anders Søyseths veg 12, 7053 Ranheim</text:p>
          </table:table-cell>
          <table:table-cell office:value-type="string" calcext:value-type="string">
            <text:p>Pos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age</text:p>
          </table:table-cell>
          <table:table-cell table:style-name="ce5" office:value-type="string" calcext:value-type="string">
            <text:p>Lillebergvegen 14C, 7052 Trondheim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idar</text:p>
          </table:table-cell>
          <table:table-cell table:style-name="ce4" office:value-type="string" calcext:value-type="string">
            <text:p>Vardesvingen 11, 7165 Oksvoll</text:p>
          </table:table-cell>
          <table:table-cell office:value-type="string" calcext:value-type="string">
            <text:p>Pos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iv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office:value-type="string" calcext:value-type="string">
            <text:p>Rune</text:p>
          </table:table-cell>
          <table:table-cell table:style-name="ce5"/>
          <table:table-cell office:value-type="string" calcext:value-type="string">
            <text:p>Pos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y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string" calcext:value-type="string">
            <text:p>Andreas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 calcext:value-type="string">
            <text:p>Chanett</text:p>
          </table:table-cell>
          <table:table-cell table:style-name="ce4"/>
          <table:table-cell office:value-type="string" calcext:value-type="string">
            <text:p>Pos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ne</text:p>
          </table:table-cell>
          <table:table-cell table:style-name="ce5" office:value-type="string" calcext:value-type="string">
            <text:p>Øvre Brakkan 29, 7332 Løkken Verk</text:p>
          </table:table-cell>
          <table:table-cell office:value-type="string" calcext:value-type="string">
            <text:p>Post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orunn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 calcext:value-type="string">
            <text:p>Arve</text:p>
          </table:table-cell>
          <table:table-cell table:style-name="ce4" office:value-type="string" calcext:value-type="string">
            <text:p>Vestre Strandvei 76, 3482 Tofte</text:p>
          </table:table-cell>
          <table:table-cell office:value-type="string" calcext:value-type="string">
            <text:p>Pos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idi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office:value-type="string" calcext:value-type="string">
            <text:p>Mari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string" calcext:value-type="string">
            <text:p>Niclas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 calcext:value-type="string">
            <text:p>Andrea</text:p>
          </table:table-cell>
          <table:table-cell table:style-name="ce4" office:value-type="string" calcext:value-type="string">
            <text:p>Nedre Hovdegårds Vei 27E</text:p>
          </table:table-cell>
          <table:table-cell office:value-type="string" calcext:value-type="string">
            <text:p>Pos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homas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office:value-type="string" calcext:value-type="string">
            <text:p>Veronika</text:p>
          </table:table-cell>
          <table:table-cell table:style-name="ce5" office:value-type="string" calcext:value-type="string">
            <text:p>Mårveien 23, 3160 Stokk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enrik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 calcext:value-type="string">
            <text:p>Oda</text:p>
          </table:table-cell>
          <table:table-cell table:style-name="ce4" office:value-type="string" calcext:value-type="string">
            <text:p>Nygårds Allé 3, 0871 Osl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ine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string" calcext:value-type="string">
            <text:p>Mads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 calcext:value-type="string">
            <text:p>Karoline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Henrik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office:value-type="string" calcext:value-type="string">
            <text:p>Madelen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 calcext:value-type="string">
            <text:p>Camilla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Bilal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office:value-type="string" calcext:value-type="string">
            <text:p>Tor-Martin</text:p>
          </table:table-cell>
          <table:table-cell table:style-name="ce5" office:value-type="string" calcext:value-type="string">
            <text:p>Manndalsveien 58, 7167 Vallersu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zanna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 calcext:value-type="string">
            <text:p>Åse</text:p>
          </table:table-cell>
          <table:table-cell table:style-name="ce4" office:value-type="string" calcext:value-type="string">
            <text:p>Ringen 3,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veinung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office:value-type="string" calcext:value-type="string">
            <text:p>Camilla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 calcext:value-type="string">
            <text:p>Brynhil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Helge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office:value-type="string" calcext:value-type="string">
            <text:p>Siv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string" calcext:value-type="string">
            <text:p>Karl-Einar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 calcext:value-type="string">
            <text:p>Tove</text:p>
          </table:table-cell>
          <table:table-cell table:style-name="ce4" office:value-type="string" calcext:value-type="string">
            <text:p>Geologsvingen 6, 0380 Osl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men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office:value-type="string" calcext:value-type="string">
            <text:p>Frode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string" calcext:value-type="string">
            <text:p>Jorunn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string" calcext:value-type="string">
            <text:p>Johan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string" calcext:value-type="string">
            <text:p>Markus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 calcext:value-type="string">
            <text:p>Sara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Kristoffer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office:value-type="string" calcext:value-type="string">
            <text:p>Thea</text:p>
          </table:table-cell>
          <table:table-cell table:style-name="ce5"/>
          <table:table-cell table:number-columns-repeated="1022"/>
        </table:table-row>
        <table:table-row table:style-name="ro2">
          <table:table-cell table:style-name="ce1" office:value-type="string" calcext:value-type="string">
            <text:p>Josefine</text:p>
          </table:table-cell>
          <table:table-cell table:style-name="ce6" office:value-type="string" calcext:value-type="string">
            <text:p>Postboks 6645 Rodeløkka, 0502 Oslo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ntus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string" calcext:value-type="string">
            <text:p>Carl-Philip</text:p>
          </table:table-cell>
          <table:table-cell table:style-name="ce7" office:value-type="string" calcext:value-type="string">
            <text:p>Uranienborgveien 9 D, 0351 Oslo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ristine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 calcext:value-type="string">
            <text:p>Julie</text:p>
          </table:table-cell>
          <table:table-cell table:style-name="ce4" office:value-type="string" calcext:value-type="string">
            <text:p>Takelvveien 1331, 9321 Moen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jæreste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string" calcext:value-type="string">
            <text:p>Solveig</text:p>
          </table:table-cell>
          <table:table-cell table:style-name="ce5" office:value-type="string" calcext:value-type="string">
            <text:p>Kanalen 3, 0252 Oslo 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Maria</text:p>
          </table:table-cell>
          <table:table-cell table:style-name="ce4" office:value-type="string" calcext:value-type="string">
            <text:p>Nessaveien 2, 7980 TerråkVis 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Håkon</text:p>
          </table:table-cell>
          <table:table-cell table:style-name="ce4"/>
          <table:table-cell table:number-columns-repeated="1022"/>
        </table:table-row>
        <table:table-row table:style-name="ro3">
          <table:table-cell table:style-name="ce2" office:value-type="string" calcext:value-type="string">
            <text:p>Mads</text:p>
          </table:table-cell>
          <table:table-cell table:style-name="ce5" office:value-type="string" calcext:value-type="string">
            <text:p>Draugveien 165, 4314 Sandn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thilde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 calcext:value-type="string">
            <text:p>Sebastian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Kjæreste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3" office:value-type="string" calcext:value-type="string">
            <text:p>Guttorm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Kjærest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inzenz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Kone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3" office:value-type="string" calcext:value-type="string">
            <text:p>Roa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ernando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3" office:value-type="string" calcext:value-type="string">
            <text:p>Eivin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Janne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Haral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office:value-type="string" calcext:value-type="string">
            <text:p>Anders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string" calcext:value-type="string">
            <text:p>Carmen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 calcext:value-type="string">
            <text:p>Mads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office:value-type="string" calcext:value-type="string">
            <text:p>Kenneth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string" calcext:value-type="string">
            <text:p>Ingvild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 calcext:value-type="string">
            <text:p>Tommy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Sandra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office:value-type="string" calcext:value-type="string">
            <text:p>Stian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 calcext:value-type="string">
            <text:p>Finn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Fay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office:value-type="string" calcext:value-type="string">
            <text:p>Tina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 calcext:value-type="string">
            <text:p>Martine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3" office:value-type="string" calcext:value-type="string">
            <text:p>Sand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isbeth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Jan-Inge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office:value-type="string" calcext:value-type="string">
            <text:p>Grete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string" calcext:value-type="string">
            <text:p>Øyvind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 calcext:value-type="string">
            <text:p>Mona-Lisa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office:value-type="string" calcext:value-type="string">
            <text:p>Matilde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string" calcext:value-type="string">
            <text:p>Robert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 calcext:value-type="string">
            <text:p>Malin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Julie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office:value-type="string" calcext:value-type="string">
            <text:p>Øystein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string" calcext:value-type="string">
            <text:p>Nina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3" office:value-type="string" calcext:value-type="string">
            <text:p>Ulrik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Thea</text:p>
          </table:table-cell>
          <table:table-cell table:number-columns-repeated="1023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lotte Bakken Olsen</meta:initial-creator>
    <meta:creation-date>2019-03-18T18:30:44</meta:creation-date>
    <dc:date>2019-03-18T21:48:21.752527427</dc:date>
    <meta:generator>LibreOffice/6.2.1.2$Linux_X86_64 LibreOffice_project/20$Build-2</meta:generator>
    <meta:editing-duration>PT16M14S</meta:editing-duration>
    <meta:editing-cycles>2</meta:editing-cycles>
    <meta:document-statistic meta:table-count="1" meta:cell-count="163" meta:object-count="0"/>
    <meta:user-defined meta:name="AppVersion">16.0300</meta:user-defined>
    <meta:user-defined meta:name="Company">Getinge A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